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loext:contextual-spacing="false" fo:margin-top="0cm" fo:margin-bottom="0cm"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loext:contextual-spacing="false" fo:margin-top="0cm" fo:margin-bottom="0cm"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loext:contextual-spacing="false" fo:margin-top="0cm" fo:margin-bottom="0cm" fo:background-color="transparent">
        <style:background-image/>
      </style:paragraph-properties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8">Vendredi 8 mars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2">horaires</text:p>
          </table:table-cell>
          <table:table-cell table:style-name="Tableau1.B2" office:value-type="string">
            <text:p text:style-name="P10">CP</text:p>
          </table:table-cell>
          <table:table-cell table:style-name="Tableau1.C2" office:value-type="string">
            <text:p text:style-name="P10">CE1</text:p>
          </table:table-cell>
        </table:table-row>
        <table:table-row>
          <table:table-cell table:style-name="Tableau1.A2" table:number-rows-spanned="2" office:value-type="string">
            <text:p text:style-name="P8">8h30</text:p>
            <text:p text:style-name="P8"/>
            <text:p text:style-name="P8"/>
            <text:p text:style-name="P8"/>
            <text:p text:style-name="P8">8h45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9h15</text:p>
            <text:p text:style-name="P8"/>
            <text:p text:style-name="P8"/>
            <text:p text:style-name="P8"/>
            <text:p text:style-name="P8">9h45</text:p>
          </table:table-cell>
          <table:table-cell table:style-name="Tableau1.B3" table:number-columns-spanned="2" office:value-type="string">
            <text:p text:style-name="P4">Rituel : - le jour d'aujourd'hui : la roue des jours + écriture de la date au tableau. Encodage par les CP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7">Ecriture</text:p>
            <text:p text:style-name="P5">→ écriture sur le cahier → critères de réussite à remplir (écrire une phrase de ton choix, 3 fois)</text:p>
            <text:p text:style-name="P5">→ écrire les devoirs : lecture texte + mots outils + poésie jusqu'à la fin (éval vendredi)</text:p>
            <text:p text:style-name="P7">Lecture</text:p>
            <text:p text:style-name="P7">→ <text:span text:style-name="T1">lire dans sa tête le texte : entourer les mots qu'on ne connaît pas, qu'on ne comprend pas ou qu'on n'arrive pas à lire.</text:span></text:p>
            <text:p text:style-name="P5">Lecture individuelle puis deux par deux.</text:p>
            <text:p text:style-name="P16">→ Lecture tous ensemble</text:p>
            <text:p text:style-name="P16">→ questions sur la compréhension du texte : mimer le texte : raconter l'histoire ! </text:p>
            <text:p text:style-name="P16">→ exercices du fichier</text:p>
          </table:table-cell>
          <table:table-cell table:style-name="Tableau1.B3" office:value-type="string">
            <text:p text:style-name="P21">EDL </text:p>
            <text:p text:style-name="P19">Fiche d'exercices 2 : pronoms personnels sujets</text:p>
            <text:p text:style-name="P21">Lecture Fluence</text:p>
            <text:p text:style-name="P27"/>
            <text:p text:style-name="P29">Copie renversée</text:p>
            <text:p text:style-name="P27">Recopier une partie de la lecture fluence, remplir critère de réussite</text:p>
            <text:p text:style-name="P20"/>
          </table:table-cell>
        </table:table-row>
        <table:table-row>
          <table:table-cell table:style-name="Tableau1.A2" office:value-type="string">
            <text:p text:style-name="P8">10h00</text:p>
          </table:table-cell>
          <table:table-cell table:style-name="Tableau1.C2" table:number-columns-spanned="2" office:value-type="string">
            <text:p text:style-name="P11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8">10h15</text:p>
            <text:p text:style-name="P8"/>
            <text:p text:style-name="P8"/>
            <text:p text:style-name="P8"/>
            <text:p text:style-name="P8">10h30</text:p>
          </table:table-cell>
          <table:table-cell table:style-name="Tableau1.B6" office:value-type="string">
            <text:p text:style-name="P17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26">Dictée</text:p>
            <text:p text:style-name="P19">Écoute de la dictée au casque</text:p>
            <text:p text:style-name="P20">Ecrire la dictée sur son cahier</text:p>
            <text:p text:style-name="P20">Autocorrection en vert sur la table de correction </text:p>
          </table:table-cell>
        </table:table-row>
        <table:table-row>
          <table:covered-table-cell/>
          <table:table-cell table:style-name="Tableau1.C6" table:number-columns-spanned="2" office:value-type="string">
            <text:p text:style-name="P2">Calcul mental :</text:p>
          </table:table-cell>
          <table:covered-table-cell/>
        </table:table-row>
        <table:table-row>
          <table:table-cell table:style-name="Tableau1.A2" office:value-type="string">
            <text:p text:style-name="P8">10h45</text:p>
          </table:table-cell>
          <table:table-cell table:style-name="Tableau1.C6" table:number-columns-spanned="2" office:value-type="string">
            <text:p text:style-name="P3">Résoudre des problèmes relevant de structures additives et soustractives : problèmes de combinaison</text:p>
            <text:p text:style-name="P3">Séance 3</text:p>
          </table:table-cell>
          <table:covered-table-cell/>
        </table:table-row>
        <table:table-row>
          <table:table-cell table:style-name="Tableau1.A2" office:value-type="string">
            <text:p text:style-name="P8">11h30</text:p>
          </table:table-cell>
          <table:table-cell table:style-name="Tableau1.B9" table:number-columns-spanned="2" office:value-type="string">
            <text:p text:style-name="P18">Pause méridienne</text:p>
          </table:table-cell>
          <table:covered-table-cell/>
        </table:table-row>
        <table:table-row>
          <table:table-cell table:style-name="Tableau1.A2" office:value-type="string">
            <text:p text:style-name="P8">13h00</text:p>
          </table:table-cell>
          <table:table-cell table:style-name="Tableau1.C6" table:number-columns-spanned="2" office:value-type="string">
            <text:p text:style-name="P14">EMC : cf guide ACCES</text:p>
          </table:table-cell>
          <table:covered-table-cell/>
        </table:table-row>
        <table:table-row>
          <table:table-cell table:style-name="Tableau1.A2" office:value-type="string">
            <text:p text:style-name="P8">13h45</text:p>
            <text:p text:style-name="P8"/>
          </table:table-cell>
          <table:table-cell table:style-name="Tableau1.C6" table:number-columns-spanned="2" office:value-type="string">
            <text:p text:style-name="P6">Ateliers autonome de maths : plan de travail </text:p>
            <text:p text:style-name="P6">Prise en charge d'un groupe de CP, (faire passer tous les CP) : atelier confusion d et b (mon plateau de jeu est ici, si tu trouves qqch sur internet....)</text:p>
          </table:table-cell>
          <table:covered-table-cell/>
        </table:table-row>
        <table:table-row>
          <table:table-cell table:style-name="Tableau1.A12" office:value-type="string">
            <text:p text:style-name="P8">14h30</text:p>
          </table:table-cell>
          <table:table-cell table:style-name="Tableau1.B9" table:number-columns-spanned="2" office:value-type="string">
            <text:p text:style-name="P15">Récréation</text:p>
          </table:table-cell>
          <table:covered-table-cell/>
        </table:table-row>
        <table:table-row>
          <table:table-cell table:style-name="Tableau1.A2" office:value-type="string">
            <text:p text:style-name="P8">14h45</text:p>
            <text:p text:style-name="P13">les groupes tournent au bout de 30 min</text:p>
            <text:p text:style-name="P8">15h45</text:p>
            <text:p text:style-name="P8">16h00</text:p>
          </table:table-cell>
          <table:table-cell table:style-name="Tableau1.C6" table:number-columns-spanned="2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9">Groupe 1 CP</text:p>
                </table:table-cell>
                <table:table-cell table:style-name="Tableau3.A1" office:value-type="string">
                  <text:p text:style-name="P9">Groupe 2 CP</text:p>
                </table:table-cell>
                <table:table-cell table:style-name="Tableau3.A1" office:value-type="string">
                  <text:p text:style-name="P9">Groupe 1 CE1</text:p>
                </table:table-cell>
                <table:table-cell table:style-name="Tableau3.D1" office:value-type="string">
                  <text:p text:style-name="P9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9">Révision des mots outils deux par deux.</text:p>
                </table:table-cell>
                <table:table-cell table:style-name="Tableau3.A2" table:number-rows-spanned="2" office:value-type="string">
                  <text:p text:style-name="P9">Dictées muettes (<text:span text:style-name="T2">encodage</text:span>)</text:p>
                </table:table-cell>
                <table:table-cell table:style-name="Tableau3.C2" table:number-columns-spanned="2" office:value-type="string">
                  <text:p text:style-name="P9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9">Lecture à voix haute avec PE</text:p>
                </table:table-cell>
                <table:covered-table-cell/>
              </table:table-row>
            </table:table>
            <text:p text:style-name="P6">Bilan des ateliers / Regard sur les plans de travail.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09-17T16:24:40.49</meta:creation-date>
    <dc:date>2019-03-01T13:49:03.38</dc:date>
    <meta:editing-duration>P4DT2H48M48S</meta:editing-duration>
    <meta:editing-cycles>17</meta:editing-cycles>
    <meta:generator>OpenOffice/4.1.6$Win32 OpenOffice.org_project/416m1$Build-9790</meta:generator>
    <dc:creator>Sabrina Agnellini</dc:creator>
    <meta:document-statistic meta:table-count="2" meta:image-count="0" meta:object-count="0" meta:page-count="1" meta:paragraph-count="58" meta:word-count="316" meta:character-count="1735"/>
  </office:meta>
</office:document-meta>
</file>